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pt" svg:y="158.06pt">
            <draw:object draw:notify-on-update-of-ranges="Sheet1.B2:Sheet1.M2 Sheet1.A3:Sheet1.A3 Sheet1.B3:Sheet1.M3 Sheet1.A4:Sheet1.A4 Sheet1.B4:Sheet1.M4 Sheet1.A5:Sheet1.A5 Sheet1.B5:Sheet1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7.97pt" svg:y="160.41pt">
            <draw:object draw:notify-on-update-of-ranges="Sheet1.B8:Sheet1.M8 Sheet1.A9:Sheet1.A9 Sheet1.B9:Sheet1.M9 Sheet1.A10:Sheet1.A10 Sheet1.B10:Sheet1.M10 Sheet1.A11:Sheet1.A11 Sheet1.B11:Sheet1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d(), avg u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1837" calcext:value-type="float">
            <text:p>1837</text:p>
          </table:table-cell>
          <table:table-cell office:value-type="float" office:value="1877" calcext:value-type="float">
            <text:p>1877</text:p>
          </table:table-cell>
          <table:table-cell office:value-type="float" office:value="1766" calcext:value-type="float">
            <text:p>1766</text:p>
          </table:table-cell>
          <table:table-cell office:value-type="float" office:value="2014" calcext:value-type="float">
            <text:p>2014</text:p>
          </table:table-cell>
          <table:table-cell office:value-type="float" office:value="1708" calcext:value-type="float">
            <text:p>1708</text:p>
          </table:table-cell>
          <table:table-cell office:value-type="float" office:value="1820" calcext:value-type="float">
            <text:p>1820</text:p>
          </table:table-cell>
          <table:table-cell office:value-type="float" office:value="2153" calcext:value-type="float">
            <text:p>2153</text:p>
          </table:table-cell>
          <table:table-cell office:value-type="float" office:value="1839" calcext:value-type="float">
            <text:p>1839</text:p>
          </table:table-cell>
          <table:table-cell office:value-type="float" office:value="1609" calcext:value-type="float">
            <text:p>1609</text:p>
          </table:table-cell>
          <table:table-cell office:value-type="float" office:value="1926" calcext:value-type="float">
            <text:p>1926</text:p>
          </table:table-cell>
          <table:table-cell office:value-type="float" office:value="1793" calcext:value-type="float">
            <text:p>179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table:style-name="ce2" office:value-type="float" office:value="2770" calcext:value-type="float">
            <text:p>2770</text:p>
          </table:table-cell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799" calcext:value-type="float">
            <text:p>2799</text:p>
          </table:table-cell>
          <table:table-cell office:value-type="float" office:value="3065" calcext:value-type="float">
            <text:p>3065</text:p>
          </table:table-cell>
          <table:table-cell office:value-type="float" office:value="2891" calcext:value-type="float">
            <text:p>2891</text:p>
          </table:table-cell>
          <table:table-cell office:value-type="float" office:value="2862" calcext:value-type="float">
            <text:p>2862</text:p>
          </table:table-cell>
          <table:table-cell office:value-type="float" office:value="4720" calcext:value-type="float">
            <text:p>4720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ntains(), avg n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22:55:10.811685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8-03-10T22:55:41.980426033</dc:date>
    <meta:editing-duration>PT42M34S</meta:editing-duration>
    <meta:editing-cycles>10</meta:editing-cycles>
    <meta:generator>LibreOffice/5.4.5.1$Linux_X86_64 LibreOffice_project/40m0$Build-1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668cm" svg:y="0.18cm" chart:style-name="ch2">
          <text:p>Map#add(), average ns/op</text:p>
        </chart:subtitle>
        <chart:legend chart:legend-position="bottom" svg:x="2.224cm" svg:y="8.401cm" style:legend-expansion="wide" chart:style-name="ch3"/>
        <chart:plot-area chart:style-name="ch4" table:cell-range-address="Sheet1.B2:Sheet1.M5 Sheet1.A3:Sheet1.A5" chart:data-source-has-labels="both" svg:x="0.32cm" svg:y="1.043cm" svg:width="15.36cm" svg:height="6.994cm">
          <chartooo:coordinate-region svg:x="1.312cm" svg:y="1.242cm" svg:width="13.811cm" svg:height="6.148cm"/>
          <chart:axis chart:dimension="x" chart:name="primary-x" chart:style-name="ch5" chartooo:axis-type="auto">
            <chartooo:date-scale/>
            <chart:categories table:cell-range-address="Sheet1.B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M3" chart:label-cell-address="Sheet1.A3:Sheet1.A3" chart:class="chart:line">
            <chart:data-point chart:repeated="12"/>
          </chart:series>
          <chart:series chart:style-name="ch8" chart:values-cell-range-address="Sheet1.B4:Sheet1.M4" chart:label-cell-address="Sheet1.A4:Sheet1.A4" chart:class="chart:line">
            <chart:data-point chart:repeated="12"/>
          </chart:series>
          <chart:series chart:style-name="ch9" chart:values-cell-range-address="Sheet1.B5:Sheet1.M5" chart:label-cell-address="Sheet1.A5:Sheet1.A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HashSet</text:p>
                <draw:g>
                  <svg:desc>Sheet1.A3:Sheet1.A3</svg:desc>
                </draw:g>
              </table:table-cell>
              <table:table-cell office:value-type="float" office:value="360">
                <text:p>360</text:p>
                <draw:g>
                  <svg:desc>Sheet1.B3:Sheet1.M3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332">
                <text:p>332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2">
                <text:p>302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HashSet&lt;Long&gt;</text:p>
                <draw:g>
                  <svg:desc>Sheet1.A4:Sheet1.A4</svg:desc>
                </draw:g>
              </table:table-cell>
              <table:table-cell office:value-type="float" office:value="1837">
                <text:p>1837</text:p>
                <draw:g>
                  <svg:desc>Sheet1.B4:Sheet1.M4</svg:desc>
                </draw:g>
              </table:table-cell>
              <table:table-cell office:value-type="float" office:value="1877">
                <text:p>1877</text:p>
              </table:table-cell>
              <table:table-cell office:value-type="float" office:value="1766">
                <text:p>1766</text:p>
              </table:table-cell>
              <table:table-cell office:value-type="float" office:value="2014">
                <text:p>2014</text:p>
              </table:table-cell>
              <table:table-cell office:value-type="float" office:value="1708">
                <text:p>1708</text:p>
              </table:table-cell>
              <table:table-cell office:value-type="float" office:value="1820">
                <text:p>1820</text:p>
              </table:table-cell>
              <table:table-cell office:value-type="float" office:value="2153">
                <text:p>2153</text:p>
              </table:table-cell>
              <table:table-cell office:value-type="float" office:value="1839">
                <text:p>1839</text:p>
              </table:table-cell>
              <table:table-cell office:value-type="float" office:value="1609">
                <text:p>1609</text:p>
              </table:table-cell>
              <table:table-cell office:value-type="float" office:value="1926">
                <text:p>1926</text:p>
              </table:table-cell>
              <table:table-cell office:value-type="float" office:value="1793">
                <text:p>1793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TreeSet&lt;Long&gt;</text:p>
                <draw:g>
                  <svg:desc>Sheet1.A5:Sheet1.A5</svg:desc>
                </draw:g>
              </table:table-cell>
              <table:table-cell office:value-type="float" office:value="2770">
                <text:p>2770</text:p>
                <draw:g>
                  <svg:desc>Sheet1.B5:Sheet1.M5</svg:desc>
                </draw:g>
              </table:table-cell>
              <table:table-cell office:value-type="float" office:value="2929">
                <text:p>2929</text:p>
              </table:table-cell>
              <table:table-cell office:value-type="float" office:value="2934">
                <text:p>2934</text:p>
              </table:table-cell>
              <table:table-cell office:value-type="float" office:value="3150">
                <text:p>3150</text:p>
              </table:table-cell>
              <table:table-cell office:value-type="float" office:value="3000">
                <text:p>3000</text:p>
              </table:table-cell>
              <table:table-cell office:value-type="float" office:value="2670">
                <text:p>2670</text:p>
              </table:table-cell>
              <table:table-cell office:value-type="float" office:value="2799">
                <text:p>2799</text:p>
              </table:table-cell>
              <table:table-cell office:value-type="float" office:value="3065">
                <text:p>3065</text:p>
              </table:table-cell>
              <table:table-cell office:value-type="float" office:value="2891">
                <text:p>2891</text:p>
              </table:table-cell>
              <table:table-cell office:value-type="float" office:value="2862">
                <text:p>2862</text:p>
              </table:table-cell>
              <table:table-cell office:value-type="float" office:value="4720">
                <text:p>4720</text:p>
              </table:table-cell>
              <table:table-cell office:value-type="float" office:value="2931">
                <text:p>2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257cm" svg:y="0.18cm" chart:style-name="ch2">
          <text:p>Map#contains(), average ns/op</text:p>
        </chart:subtitle>
        <chart:legend chart:legend-position="bottom" svg:x="1.827cm" svg:y="8.401cm" style:legend-expansion="wide" chart:style-name="ch3"/>
        <chart:plot-area chart:style-name="ch4" table:cell-range-address="Sheet1.A8:Sheet1.M11" chart:data-source-has-labels="both" svg:x="0.32cm" svg:y="1.043cm" svg:width="15.36cm" svg:height="6.994cm">
          <chartooo:coordinate-region svg:x="1.127cm" svg:y="1.242cm" svg:width="13.996cm" svg:height="6.148cm"/>
          <chart:axis chart:dimension="x" chart:name="primary-x" chart:style-name="ch5" chartooo:axis-type="auto">
            <chartooo:date-scale/>
            <chart:categories table:cell-range-address="Sheet1.B8:Sheet1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M9" chart:label-cell-address="Sheet1.A9:Sheet1.A9" chart:class="chart:line">
            <chart:data-point chart:repeated="12"/>
          </chart:series>
          <chart:series chart:style-name="ch8" chart:values-cell-range-address="Sheet1.B10:Sheet1.M10" chart:label-cell-address="Sheet1.A10:Sheet1.A10" chart:class="chart:line">
            <chart:data-point chart:repeated="12"/>
          </chart:series>
          <chart:series chart:style-name="ch9" chart:values-cell-range-address="Sheet1.B11:Sheet1.M11" chart:label-cell-address="Sheet1.A11:Sheet1.A1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8:Sheet1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HashSet</text:p>
                <draw:g>
                  <svg:desc>Sheet1.A9:Sheet1.A9</svg:desc>
                </draw:g>
              </table:table-cell>
              <table:table-cell office:value-type="float" office:value="63">
                <text:p>63</text:p>
                <draw:g>
                  <svg:desc>Sheet1.B9:Sheet1.M9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HashSet&lt;Long&gt;</text:p>
                <draw:g>
                  <svg:desc>Sheet1.A10:Sheet1.A10</svg:desc>
                </draw:g>
              </table:table-cell>
              <table:table-cell office:value-type="float" office:value="62">
                <text:p>62</text:p>
                <draw:g>
                  <svg:desc>Sheet1.B10:Sheet1.M10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MutableLongTreeSet</text:p>
                <draw:g>
                  <svg:desc>Sheet1.A11:Sheet1.A11</svg:desc>
                </draw:g>
              </table:table-cell>
              <table:table-cell office:value-type="float" office:value="62">
                <text:p>62</text:p>
                <draw:g>
                  <svg:desc>Sheet1.B11:Sheet1.M11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0">
                <text:p>190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